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>
      <style:paragraph-properties fo:margin-left="1.5in" fo:margin-right="0in" fo:text-indent="0in" style:auto-text-indent="false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00b050"/>
    </style:style>
    <style:style style:name="T4" style:family="text">
      <style:text-properties fo:color="#4472c4" fo:font-weight="bold" style:font-weight-asian="bold"/>
    </style:style>
    <style:style style:name="T5" style:family="text">
      <style:text-properties fo:color="#70ad47" fo:font-weight="bold" style:font-weight-asian="bold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tracked-changes>
        <text:changed-region xml:id="ct1824266153488" text:id="ct1824266153488">
          <text:deletion>
            <office:change-info>
              <dc:creator>Meghan Martin-Wintle</dc:creator>
              <dc:date>2018-10-16T09:18:00</dc:date>
            </office:change-info>
            <text:p text:style-name="List_20_Paragraph">#, Cage Location</text:p>
          </text:deletion>
        </text:changed-region>
        <text:changed-region xml:id="ct1824266155280" text:id="ct1824266155280">
          <text:insertion>
            <office:change-info>
              <dc:creator>Meghan Martin-Wintle</dc:creator>
              <dc:date>2018-10-16T09:18:00</dc:date>
            </office:change-info>
          </text:insertion>
        </text:changed-region>
        <text:changed-region xml:id="ct1824266147440" text:id="ct1824266147440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46096" text:id="ct1824266146096">
          <text:insertion>
            <office:change-info>
              <dc:creator>Meghan Martin-Wintle</dc:creator>
              <dc:date>2018-10-16T08:34:00</dc:date>
            </office:change-info>
          </text:insertion>
        </text:changed-region>
        <text:changed-region xml:id="ct1824266148784" text:id="ct1824266148784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46320" text:id="ct1824266146320">
          <text:insertion>
            <office:change-info>
              <dc:creator>Meghan Martin-Wintle</dc:creator>
              <dc:date>2018-10-16T08:38:00</dc:date>
            </office:change-info>
          </text:insertion>
        </text:changed-region>
        <text:changed-region xml:id="ct1824266156624" text:id="ct1824266156624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47664" text:id="ct1824266147664">
          <text:insertion>
            <office:change-info>
              <dc:creator>Meghan Martin-Wintle</dc:creator>
              <dc:date>2018-10-16T08:30:00</dc:date>
            </office:change-info>
          </text:insertion>
        </text:changed-region>
        <text:changed-region xml:id="ct1824266146992" text:id="ct1824266146992">
          <text:insertion>
            <office:change-info>
              <dc:creator>Meghan Martin-Wintle</dc:creator>
              <dc:date>2018-10-16T09:16:00</dc:date>
            </office:change-info>
          </text:insertion>
        </text:changed-region>
        <text:changed-region xml:id="ct1824266150800" text:id="ct1824266150800">
          <text:insertion>
            <office:change-info>
              <dc:creator>Meghan Martin-Wintle</dc:creator>
              <dc:date>2018-10-16T08:30:00</dc:date>
            </office:change-info>
          </text:insertion>
        </text:changed-region>
        <text:changed-region xml:id="ct1824266151024" text:id="ct1824266151024">
          <text:insertion>
            <office:change-info>
              <dc:creator>Meghan Martin-Wintle</dc:creator>
              <dc:date>2018-10-16T09:17:00</dc:date>
            </office:change-info>
          </text:insertion>
        </text:changed-region>
        <text:changed-region xml:id="ct1824266145648" text:id="ct1824266145648">
          <text:insertion>
            <office:change-info>
              <dc:creator>Meghan Martin-Wintle</dc:creator>
              <dc:date>2018-10-16T08:30:00</dc:date>
            </office:change-info>
          </text:insertion>
        </text:changed-region>
        <text:changed-region xml:id="ct1824266145872" text:id="ct1824266145872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57072" text:id="ct1824266157072">
          <text:insertion>
            <office:change-info>
              <dc:creator>Meghan Martin-Wintle</dc:creator>
              <dc:date>2018-10-16T08:30:00</dc:date>
            </office:change-info>
          </text:insertion>
        </text:changed-region>
        <text:changed-region xml:id="ct1824266152816" text:id="ct1824266152816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46544" text:id="ct1824266146544">
          <text:insertion>
            <office:change-info>
              <dc:creator>Meghan Martin-Wintle</dc:creator>
              <dc:date>2018-10-16T08:30:00</dc:date>
            </office:change-info>
          </text:insertion>
        </text:changed-region>
        <text:changed-region xml:id="ct1824266143632" text:id="ct1824266143632">
          <text:insertion>
            <office:change-info>
              <dc:creator>Meghan Martin-Wintle</dc:creator>
              <dc:date>2018-10-16T08:31:00</dc:date>
            </office:change-info>
          </text:insertion>
        </text:changed-region>
        <text:changed-region xml:id="ct1824266154608" text:id="ct1824266154608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53712" text:id="ct1824266153712">
          <text:insertion>
            <office:change-info>
              <dc:creator>Meghan Martin-Wintle</dc:creator>
              <dc:date>2018-10-16T08:31:00</dc:date>
            </office:change-info>
          </text:insertion>
        </text:changed-region>
        <text:changed-region xml:id="ct1824266147888" text:id="ct1824266147888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54832" text:id="ct1824266154832">
          <text:insertion>
            <office:change-info>
              <dc:creator>Meghan Martin-Wintle</dc:creator>
              <dc:date>2018-10-16T08:31:00</dc:date>
            </office:change-info>
          </text:insertion>
        </text:changed-region>
        <text:changed-region xml:id="ct1824266148112" text:id="ct1824266148112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53936" text:id="ct1824266153936">
          <text:insertion>
            <office:change-info>
              <dc:creator>Meghan Martin-Wintle</dc:creator>
              <dc:date>2018-10-16T08:31:00</dc:date>
            </office:change-info>
          </text:insertion>
        </text:changed-region>
        <text:changed-region xml:id="ct1824266144528" text:id="ct1824266144528">
          <text:insertion>
            <office:change-info>
              <dc:creator>Meghan Martin-Wintle</dc:creator>
              <dc:date>2018-10-16T08:32:00</dc:date>
            </office:change-info>
          </text:insertion>
        </text:changed-region>
        <text:changed-region xml:id="ct1824266149904" text:id="ct1824266149904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51248" text:id="ct1824266151248">
          <text:insertion>
            <office:change-info>
              <dc:creator>Meghan Martin-Wintle</dc:creator>
              <dc:date>2018-10-16T08:32:00</dc:date>
            </office:change-info>
          </text:insertion>
        </text:changed-region>
        <text:changed-region xml:id="ct1824266151472" text:id="ct1824266151472">
          <text:insertion>
            <office:change-info>
              <dc:creator>Meghan Martin-Wintle</dc:creator>
              <dc:date>2018-10-16T08:33:00</dc:date>
            </office:change-info>
          </text:insertion>
        </text:changed-region>
        <text:changed-region xml:id="ct1824266155728" text:id="ct1824266155728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51696" text:id="ct1824266151696">
          <text:insertion>
            <office:change-info>
              <dc:creator>Meghan Martin-Wintle</dc:creator>
              <dc:date>2018-10-16T08:33:00</dc:date>
            </office:change-info>
          </text:insertion>
        </text:changed-region>
        <text:changed-region xml:id="ct1824266151920" text:id="ct1824266151920">
          <text:insertion>
            <office:change-info>
              <dc:creator>Meghan Martin-Wintle</dc:creator>
              <dc:date>2018-10-16T08:29:00</dc:date>
            </office:change-info>
          </text:insertion>
        </text:changed-region>
        <text:changed-region xml:id="ct1824266152144" text:id="ct1824266152144">
          <text:insertion>
            <office:change-info>
              <dc:creator>Meghan Martin-Wintle</dc:creator>
              <dc:date>2018-10-16T08:33:00</dc:date>
            </office:change-info>
          </text:insertion>
        </text:changed-region>
        <text:changed-region xml:id="ct1824266154160" text:id="ct1824266154160">
          <text:insertion>
            <office:change-info>
              <dc:creator>Meghan Martin-Wintle</dc:creator>
              <dc:date>2018-10-16T08:35:00</dc:date>
            </office:change-info>
          </text:insertion>
        </text:changed-region>
        <text:changed-region xml:id="ct1824266155952" text:id="ct1824266155952">
          <text:insertion>
            <office:change-info>
              <dc:creator>Meghan Martin-Wintle</dc:creator>
              <dc:date>2018-10-16T08:36:00</dc:date>
            </office:change-info>
          </text:insertion>
        </text:changed-region>
        <text:changed-region xml:id="ct1824266153040" text:id="ct1824266153040">
          <text:insertion>
            <office:change-info>
              <dc:creator>Meghan Martin-Wintle</dc:creator>
              <dc:date>2018-10-16T08:37:00</dc:date>
            </office:change-info>
          </text:insertion>
        </text:changed-region>
        <text:changed-region xml:id="ct1824266153264" text:id="ct1824266153264">
          <text:insertion>
            <office:change-info>
              <dc:creator>Meghan Martin-Wintle</dc:creator>
              <dc:date>2018-10-16T08:38:00</dc:date>
            </office:change-info>
          </text:insertion>
        </text:changed-region>
        <text:changed-region xml:id="ct1824266154384" text:id="ct1824266154384">
          <text:insertion>
            <office:change-info>
              <dc:creator>Meghan Martin-Wintle</dc:creator>
              <dc:date>2018-10-16T09:14:00</dc:date>
            </office:change-info>
          </text:insertion>
        </text:changed-region>
        <text:changed-region xml:id="ct1824266156176" text:id="ct1824266156176">
          <text:insertion>
            <office:change-info>
              <dc:creator>Meghan Martin-Wintle</dc:creator>
              <dc:date>2018-10-16T08:37:00</dc:date>
            </office:change-info>
          </text:insertion>
        </text:changed-region>
        <text:changed-region xml:id="ct1824266150352" text:id="ct1824266150352">
          <text:insertion>
            <office:change-info>
              <dc:creator>Meghan Martin-Wintle</dc:creator>
              <dc:date>2018-10-16T08:27:00</dc:date>
            </office:change-info>
          </text:insertion>
        </text:changed-region>
        <text:changed-region xml:id="ct1824266148336" text:id="ct1824266148336">
          <text:insertion>
            <office:change-info>
              <dc:creator>Meghan Martin-Wintle</dc:creator>
              <dc:date>2018-10-16T09:09:00</dc:date>
            </office:change-info>
          </text:insertion>
        </text:changed-region>
        <text:changed-region xml:id="ct1824266156848" text:id="ct1824266156848">
          <text:insertion>
            <office:change-info>
              <dc:creator>Meghan Martin-Wintle</dc:creator>
              <dc:date>2018-10-16T09:09:00</dc:date>
            </office:change-info>
          </text:insertion>
        </text:changed-region>
        <text:changed-region xml:id="ct1824266143408" text:id="ct1824266143408">
          <text:insertion>
            <office:change-info>
              <dc:creator>Meghan Martin-Wintle</dc:creator>
              <dc:date>2018-10-16T08:28:00</dc:date>
            </office:change-info>
          </text:insertion>
        </text:changed-region>
        <text:changed-region xml:id="ct1824266143856" text:id="ct1824266143856">
          <text:insertion>
            <office:change-info>
              <dc:creator>Meghan Martin-Wintle</dc:creator>
              <dc:date>2018-10-16T09:33:00</dc:date>
            </office:change-info>
          </text:insertion>
        </text:changed-region>
        <text:changed-region xml:id="ct1824266144080" text:id="ct1824266144080">
          <text:insertion>
            <office:change-info>
              <dc:creator>Meghan Martin-Wintle</dc:creator>
              <dc:date>2018-10-16T08:28:00</dc:date>
            </office:change-info>
          </text:insertion>
        </text:changed-region>
        <text:changed-region xml:id="ct1824266165584" text:id="ct1824266165584">
          <text:insertion>
            <office:change-info>
              <dc:creator>Meghan Martin-Wintle</dc:creator>
              <dc:date>2018-10-16T09:07:00</dc:date>
            </office:change-info>
          </text:insertion>
        </text:changed-region>
        <text:changed-region xml:id="ct1824266169392" text:id="ct1824266169392">
          <text:insertion>
            <office:change-info>
              <dc:creator>Meghan Martin-Wintle</dc:creator>
              <dc:date>2018-10-16T08:28:00</dc:date>
            </office:change-info>
          </text:insertion>
        </text:changed-region>
        <text:changed-region xml:id="ct1824266168496" text:id="ct1824266168496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4016" text:id="ct1824266164016">
          <text:insertion>
            <office:change-info>
              <dc:creator>Meghan Martin-Wintle</dc:creator>
              <dc:date>2018-10-16T09:03:00</dc:date>
            </office:change-info>
          </text:insertion>
        </text:changed-region>
        <text:changed-region xml:id="ct1824266170960" text:id="ct1824266170960">
          <text:insertion>
            <office:change-info>
              <dc:creator>Meghan Martin-Wintle</dc:creator>
              <dc:date>2018-10-16T09:04:00</dc:date>
            </office:change-info>
          </text:insertion>
        </text:changed-region>
        <text:changed-region xml:id="ct1824266168944" text:id="ct1824266168944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63792" text:id="ct1824266163792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71856" text:id="ct1824266171856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61552" text:id="ct1824266161552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3344" text:id="ct1824266163344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68720" text:id="ct1824266168720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8048" text:id="ct1824266168048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59312" text:id="ct1824266159312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9840" text:id="ct1824266169840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62000" text:id="ct1824266162000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2224" text:id="ct1824266162224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69616" text:id="ct1824266169616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9168" text:id="ct1824266169168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71184" text:id="ct1824266171184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57968" text:id="ct1824266157968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63568" text:id="ct1824266163568">
          <text:insertion>
            <office:change-info>
              <dc:creator>Meghan Martin-Wintle</dc:creator>
              <dc:date>2018-10-16T09:08:00</dc:date>
            </office:change-info>
          </text:insertion>
        </text:changed-region>
        <text:changed-region xml:id="ct1824266171408" text:id="ct1824266171408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4240" text:id="ct1824266164240">
          <text:insertion>
            <office:change-info>
              <dc:creator>Meghan Martin-Wintle</dc:creator>
              <dc:date>2018-10-16T09:05:00</dc:date>
            </office:change-info>
          </text:insertion>
        </text:changed-region>
        <text:changed-region xml:id="ct1824266164464" text:id="ct1824266164464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70064" text:id="ct1824266170064">
          <text:insertion>
            <office:change-info>
              <dc:creator>Meghan Martin-Wintle</dc:creator>
              <dc:date>2018-10-16T09:06:00</dc:date>
            </office:change-info>
          </text:insertion>
        </text:changed-region>
        <text:changed-region xml:id="ct1824266162672" text:id="ct1824266162672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71632" text:id="ct1824266171632">
          <text:insertion>
            <office:change-info>
              <dc:creator>Meghan Martin-Wintle</dc:creator>
              <dc:date>2018-10-16T09:06:00</dc:date>
            </office:change-info>
          </text:insertion>
        </text:changed-region>
        <text:changed-region xml:id="ct1824266157744" text:id="ct1824266157744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70736" text:id="ct1824266170736">
          <text:insertion>
            <office:change-info>
              <dc:creator>Meghan Martin-Wintle</dc:creator>
              <dc:date>2018-10-16T09:06:00</dc:date>
            </office:change-info>
          </text:insertion>
        </text:changed-region>
        <text:changed-region xml:id="ct1824266158192" text:id="ct1824266158192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70288" text:id="ct1824266170288">
          <text:insertion>
            <office:change-info>
              <dc:creator>Meghan Martin-Wintle</dc:creator>
              <dc:date>2018-10-16T09:06:00</dc:date>
            </office:change-info>
          </text:insertion>
        </text:changed-region>
        <text:changed-region xml:id="ct1824266166704" text:id="ct1824266166704">
          <text:insertion>
            <office:change-info>
              <dc:creator>Meghan Martin-Wintle</dc:creator>
              <dc:date>2018-10-16T09:08:00</dc:date>
            </office:change-info>
          </text:insertion>
        </text:changed-region>
        <text:changed-region xml:id="ct1824266170512" text:id="ct1824266170512">
          <text:insertion>
            <office:change-info>
              <dc:creator>Meghan Martin-Wintle</dc:creator>
              <dc:date>2018-10-16T09:12:00</dc:date>
            </office:change-info>
          </text:insertion>
        </text:changed-region>
        <text:changed-region xml:id="ct1824266164688" text:id="ct1824266164688">
          <text:insertion>
            <office:change-info>
              <dc:creator>Meghan Martin-Wintle</dc:creator>
              <dc:date>2018-10-16T09:02:00</dc:date>
            </office:change-info>
          </text:insertion>
        </text:changed-region>
        <text:changed-region xml:id="ct1824266161104" text:id="ct1824266161104">
          <text:insertion>
            <office:change-info>
              <dc:creator>Meghan Martin-Wintle</dc:creator>
              <dc:date>2018-10-16T09:33:00</dc:date>
            </office:change-info>
          </text:insertion>
        </text:changed-region>
        <text:changed-region xml:id="ct1824266160656" text:id="ct1824266160656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65136" text:id="ct1824266165136">
          <text:insertion>
            <office:change-info>
              <dc:creator>Meghan Martin-Wintle</dc:creator>
              <dc:date>2018-10-16T09:33:00</dc:date>
            </office:change-info>
          </text:insertion>
        </text:changed-region>
        <text:changed-region xml:id="ct1824266158416" text:id="ct1824266158416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67152" text:id="ct1824266167152">
          <text:insertion>
            <office:change-info>
              <dc:creator>Meghan Martin-Wintle</dc:creator>
              <dc:date>2018-10-16T09:34:00</dc:date>
            </office:change-info>
          </text:insertion>
        </text:changed-region>
        <text:changed-region xml:id="ct1824266158640" text:id="ct1824266158640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63120" text:id="ct1824266163120">
          <text:insertion>
            <office:change-info>
              <dc:creator>Meghan Martin-Wintle</dc:creator>
              <dc:date>2018-10-16T09:33:00</dc:date>
            </office:change-info>
          </text:insertion>
        </text:changed-region>
        <text:changed-region xml:id="ct1824266165360" text:id="ct1824266165360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65808" text:id="ct1824266165808">
          <text:insertion>
            <office:change-info>
              <dc:creator>Meghan Martin-Wintle</dc:creator>
              <dc:date>2018-10-16T09:35:00</dc:date>
            </office:change-info>
          </text:insertion>
        </text:changed-region>
        <text:changed-region xml:id="ct1824266159088" text:id="ct1824266159088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61328" text:id="ct1824266161328">
          <text:insertion>
            <office:change-info>
              <dc:creator>Meghan Martin-Wintle</dc:creator>
              <dc:date>2018-10-16T09:33:00</dc:date>
            </office:change-info>
          </text:insertion>
        </text:changed-region>
        <text:changed-region xml:id="ct1824266166032" text:id="ct1824266166032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66480" text:id="ct1824266166480">
          <text:insertion>
            <office:change-info>
              <dc:creator>Meghan Martin-Wintle</dc:creator>
              <dc:date>2018-10-16T09:34:00</dc:date>
            </office:change-info>
          </text:insertion>
        </text:changed-region>
        <text:changed-region xml:id="ct1824266166256" text:id="ct1824266166256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58864" text:id="ct1824266158864">
          <text:insertion>
            <office:change-info>
              <dc:creator>Meghan Martin-Wintle</dc:creator>
              <dc:date>2018-10-16T09:35:00</dc:date>
            </office:change-info>
          </text:insertion>
        </text:changed-region>
        <text:changed-region xml:id="ct1824266167376" text:id="ct1824266167376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59536" text:id="ct1824266159536">
          <text:insertion>
            <office:change-info>
              <dc:creator>Meghan Martin-Wintle</dc:creator>
              <dc:date>2018-10-16T09:34:00</dc:date>
            </office:change-info>
          </text:insertion>
        </text:changed-region>
        <text:changed-region xml:id="ct1824266167600" text:id="ct1824266167600">
          <text:UnknownChange>
            <office:change-info>
              <dc:creator>Meghan Martin-Wintle</dc:creator>
              <dc:date>2018-10-16T09:33:00</dc:date>
            </office:change-info>
          </text:UnknownChange>
        </text:changed-region>
        <text:changed-region xml:id="ct1824266162448" text:id="ct1824266162448">
          <text:UnknownChange>
            <office:change-info>
              <dc:creator>Meghan Martin-Wintle</dc:creator>
              <dc:date>2018-10-16T09:43:00</dc:date>
            </office:change-info>
          </text:UnknownChange>
        </text:changed-region>
        <text:changed-region xml:id="ct1824266160208" text:id="ct1824266160208">
          <text:deletion>
            <office:change-info>
              <dc:creator>Meghan Martin-Wintle</dc:creator>
              <dc:date>2018-10-16T09:43:00</dc:date>
            </office:change-info>
            <text:p text:style-name="List_20_Paragraph">, non-breeding cages with enrichment (yes/no), cage size, Facility</text:p>
          </text:deletion>
        </text:changed-region>
        <text:changed-region xml:id="ct1824266159984" text:id="ct1824266159984">
          <text:UnknownChange>
            <office:change-info>
              <dc:creator>Meghan Martin-Wintle</dc:creator>
              <dc:date>2018-10-16T09:43:00</dc:date>
            </office:change-info>
          </text:UnknownChange>
        </text:changed-region>
        <text:changed-region xml:id="ct1824266160432" text:id="ct1824266160432">
          <text:deletion>
            <office:change-info>
              <dc:creator>Meghan Martin-Wintle</dc:creator>
              <dc:date>2018-10-16T09:43:00</dc:date>
            </office:change-info>
            <text:list xml:id="list1692758984" text:style-name="WWNum1">
              <text:list-item>
                <text:list>
                  <text:list-item>
                    <text:list>
                      <text:list-item>
                        <text:p text:style-name="P1"/>
                      </text:list-item>
                      <text:list-item>
                        <text:p text:style-name="P1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824266160880" text:id="ct1824266160880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5744" text:id="ct1824266185744">
          <text:insertion>
            <office:change-info>
              <dc:creator>Meghan Martin-Wintle</dc:creator>
              <dc:date>2018-10-16T09:50:00</dc:date>
            </office:change-info>
          </text:insertion>
        </text:changed-region>
        <text:changed-region xml:id="ct1824266175664" text:id="ct182426617566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59760" text:id="ct1824266159760">
          <text:insertion>
            <office:change-info>
              <dc:creator>Meghan Martin-Wintle</dc:creator>
              <dc:date>2018-10-16T09:44:00</dc:date>
            </office:change-info>
          </text:insertion>
        </text:changed-region>
        <text:changed-region xml:id="ct1824266164912" text:id="ct1824266164912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5888" text:id="ct1824266175888">
          <text:insertion>
            <office:change-info>
              <dc:creator>Meghan Martin-Wintle</dc:creator>
              <dc:date>2018-10-16T09:44:00</dc:date>
            </office:change-info>
          </text:insertion>
        </text:changed-region>
        <text:changed-region xml:id="ct1824266174320" text:id="ct1824266174320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6112" text:id="ct1824266176112">
          <text:insertion>
            <office:change-info>
              <dc:creator>Meghan Martin-Wintle</dc:creator>
              <dc:date>2018-10-16T09:45:00</dc:date>
            </office:change-info>
          </text:insertion>
        </text:changed-region>
        <text:changed-region xml:id="ct1824266172528" text:id="ct1824266172528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0816" text:id="ct1824266180816">
          <text:insertion>
            <office:change-info>
              <dc:creator>Meghan Martin-Wintle</dc:creator>
              <dc:date>2018-10-16T09:45:00</dc:date>
            </office:change-info>
          </text:insertion>
        </text:changed-region>
        <text:changed-region xml:id="ct1824266185968" text:id="ct1824266185968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9248" text:id="ct1824266179248">
          <text:insertion>
            <office:change-info>
              <dc:creator>Meghan Martin-Wintle</dc:creator>
              <dc:date>2018-10-16T09:45:00</dc:date>
            </office:change-info>
          </text:insertion>
        </text:changed-region>
        <text:changed-region xml:id="ct1824266183056" text:id="ct1824266183056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6336" text:id="ct1824266176336">
          <text:insertion>
            <office:change-info>
              <dc:creator>Meghan Martin-Wintle</dc:creator>
              <dc:date>2018-10-16T09:45:00</dc:date>
            </office:change-info>
          </text:insertion>
        </text:changed-region>
        <text:changed-region xml:id="ct1824266173424" text:id="ct182426617342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6560" text:id="ct1824266176560">
          <text:insertion>
            <office:change-info>
              <dc:creator>Meghan Martin-Wintle</dc:creator>
              <dc:date>2018-10-16T09:45:00</dc:date>
            </office:change-info>
          </text:insertion>
        </text:changed-region>
        <text:changed-region xml:id="ct1824266174544" text:id="ct182426617454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7232" text:id="ct1824266177232">
          <text:insertion>
            <office:change-info>
              <dc:creator>Meghan Martin-Wintle</dc:creator>
              <dc:date>2018-10-16T09:45:00</dc:date>
            </office:change-info>
          </text:insertion>
        </text:changed-region>
        <text:changed-region xml:id="ct1824266184176" text:id="ct1824266184176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6784" text:id="ct1824266176784">
          <text:insertion>
            <office:change-info>
              <dc:creator>Meghan Martin-Wintle</dc:creator>
              <dc:date>2018-10-16T09:46:00</dc:date>
            </office:change-info>
          </text:insertion>
        </text:changed-region>
        <text:changed-region xml:id="ct1824266179472" text:id="ct1824266179472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7456" text:id="ct1824266177456">
          <text:insertion>
            <office:change-info>
              <dc:creator>Meghan Martin-Wintle</dc:creator>
              <dc:date>2018-10-16T09:46:00</dc:date>
            </office:change-info>
          </text:insertion>
        </text:changed-region>
        <text:changed-region xml:id="ct1824266173648" text:id="ct1824266173648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7680" text:id="ct1824266177680">
          <text:insertion>
            <office:change-info>
              <dc:creator>Meghan Martin-Wintle</dc:creator>
              <dc:date>2018-10-16T09:46:00</dc:date>
            </office:change-info>
          </text:insertion>
        </text:changed-region>
        <text:changed-region xml:id="ct1824266183280" text:id="ct1824266183280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7904" text:id="ct1824266177904">
          <text:insertion>
            <office:change-info>
              <dc:creator>Meghan Martin-Wintle</dc:creator>
              <dc:date>2018-10-16T09:46:00</dc:date>
            </office:change-info>
          </text:insertion>
        </text:changed-region>
        <text:changed-region xml:id="ct1824266178352" text:id="ct1824266178352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8576" text:id="ct1824266178576">
          <text:insertion>
            <office:change-info>
              <dc:creator>Meghan Martin-Wintle</dc:creator>
              <dc:date>2018-10-16T09:46:00</dc:date>
            </office:change-info>
          </text:insertion>
        </text:changed-region>
        <text:changed-region xml:id="ct1824266178800" text:id="ct1824266178800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4096" text:id="ct1824266174096">
          <text:insertion>
            <office:change-info>
              <dc:creator>Meghan Martin-Wintle</dc:creator>
              <dc:date>2018-10-16T09:46:00</dc:date>
            </office:change-info>
          </text:insertion>
        </text:changed-region>
        <text:changed-region xml:id="ct1824266185072" text:id="ct1824266185072">
          <text:insertion>
            <office:change-info>
              <dc:creator>Meghan Martin-Wintle</dc:creator>
              <dc:date>2018-10-16T09:47:00</dc:date>
            </office:change-info>
          </text:insertion>
        </text:changed-region>
        <text:changed-region xml:id="ct1824266179024" text:id="ct182426617902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9696" text:id="ct1824266179696">
          <text:insertion>
            <office:change-info>
              <dc:creator>Meghan Martin-Wintle</dc:creator>
              <dc:date>2018-10-16T09:48:00</dc:date>
            </office:change-info>
          </text:insertion>
        </text:changed-region>
        <text:changed-region xml:id="ct1824266184400" text:id="ct1824266184400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5520" text:id="ct1824266185520">
          <text:insertion>
            <office:change-info>
              <dc:creator>Meghan Martin-Wintle</dc:creator>
              <dc:date>2018-10-16T09:48:00</dc:date>
            </office:change-info>
          </text:insertion>
        </text:changed-region>
        <text:changed-region xml:id="ct1824266179920" text:id="ct1824266179920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4992" text:id="ct1824266174992">
          <text:insertion>
            <office:change-info>
              <dc:creator>Meghan Martin-Wintle</dc:creator>
              <dc:date>2018-10-16T09:48:00</dc:date>
            </office:change-info>
          </text:insertion>
        </text:changed-region>
        <text:changed-region xml:id="ct1824266180368" text:id="ct1824266180368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1040" text:id="ct1824266181040">
          <text:insertion>
            <office:change-info>
              <dc:creator>Meghan Martin-Wintle</dc:creator>
              <dc:date>2018-10-16T09:48:00</dc:date>
            </office:change-info>
          </text:insertion>
        </text:changed-region>
        <text:changed-region xml:id="ct1824266181264" text:id="ct182426618126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75216" text:id="ct1824266175216">
          <text:insertion>
            <office:change-info>
              <dc:creator>Meghan Martin-Wintle</dc:creator>
              <dc:date>2018-10-16T09:48:00</dc:date>
            </office:change-info>
          </text:insertion>
        </text:changed-region>
        <text:changed-region xml:id="ct1824266181488" text:id="ct1824266181488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1712" text:id="ct1824266181712">
          <text:insertion>
            <office:change-info>
              <dc:creator>Meghan Martin-Wintle</dc:creator>
              <dc:date>2018-10-16T09:48:00</dc:date>
            </office:change-info>
          </text:insertion>
        </text:changed-region>
        <text:changed-region xml:id="ct1824266182832" text:id="ct1824266182832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1936" text:id="ct1824266181936">
          <text:insertion>
            <office:change-info>
              <dc:creator>Meghan Martin-Wintle</dc:creator>
              <dc:date>2018-10-16T09:48:00</dc:date>
            </office:change-info>
          </text:insertion>
        </text:changed-region>
        <text:changed-region xml:id="ct1824266182160" text:id="ct1824266182160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2384" text:id="ct182426618238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2608" text:id="ct1824266182608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3504" text:id="ct182426618350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3728" text:id="ct1824266183728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3952" text:id="ct1824266183952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4624" text:id="ct1824266184624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4848" text:id="ct1824266184848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9776" text:id="ct1824266189776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7760" text:id="ct1824266187760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7984" text:id="ct1824266187984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9328" text:id="ct1824266189328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92464" text:id="ct1824266192464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93136" text:id="ct1824266193136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89552" text:id="ct1824266189552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88208" text:id="ct1824266188208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92912" text:id="ct1824266192912">
          <text:insertion>
            <office:change-info>
              <dc:creator>Meghan Martin-Wintle</dc:creator>
              <dc:date>2018-10-16T09:49:00</dc:date>
            </office:change-info>
          </text:insertion>
        </text:changed-region>
        <text:changed-region xml:id="ct1824266191344" text:id="ct1824266191344">
          <text:insertion>
            <office:change-info>
              <dc:creator>Meghan Martin-Wintle</dc:creator>
              <dc:date>2018-10-16T09:43:00</dc:date>
            </office:change-info>
          </text:insertion>
        </text:changed-region>
        <text:changed-region xml:id="ct1824266193808" text:id="ct1824266193808">
          <text:deletion>
            <office:change-info>
              <dc:creator>Meghan Martin-Wintle</dc:creator>
              <dc:date>2018-10-16T09:10:00</dc:date>
            </office:change-info>
            <text:p text:style-name="List_20_Paragraph">wildborn vs captive born, F1, F2, genetic, animal info</text:p>
          </text:deletion>
        </text:changed-region>
        <text:changed-region xml:id="ct1824266190000" text:id="ct1824266190000">
          <text:insertion>
            <office:change-info>
              <dc:creator>Meghan Martin-Wintle</dc:creator>
              <dc:date>2018-10-16T09:10:00</dc:date>
            </office:change-info>
          </text:insertion>
        </text:changed-region>
        <text:changed-region xml:id="ct1824266190672" text:id="ct1824266190672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94032" text:id="ct1824266194032">
          <text:insertion>
            <office:change-info>
              <dc:creator>Meghan Martin-Wintle</dc:creator>
              <dc:date>2018-10-16T09:10:00</dc:date>
            </office:change-info>
          </text:insertion>
        </text:changed-region>
        <text:changed-region xml:id="ct1824266191792" text:id="ct1824266191792">
          <text:insertion>
            <office:change-info>
              <dc:creator>Meghan Martin-Wintle</dc:creator>
              <dc:date>2018-10-16T08:44:00</dc:date>
            </office:change-info>
          </text:insertion>
        </text:changed-region>
        <text:changed-region xml:id="ct1824266187536" text:id="ct1824266187536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88432" text:id="ct1824266188432">
          <text:insertion>
            <office:change-info>
              <dc:creator>Meghan Martin-Wintle</dc:creator>
              <dc:date>2018-10-16T08:44:00</dc:date>
            </office:change-info>
          </text:insertion>
        </text:changed-region>
        <text:changed-region xml:id="ct1824266191568" text:id="ct1824266191568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93360" text:id="ct1824266193360">
          <text:insertion>
            <office:change-info>
              <dc:creator>Meghan Martin-Wintle</dc:creator>
              <dc:date>2018-10-16T08:44:00</dc:date>
            </office:change-info>
          </text:insertion>
        </text:changed-region>
        <text:changed-region xml:id="ct1824266187088" text:id="ct1824266187088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88656" text:id="ct1824266188656">
          <text:insertion>
            <office:change-info>
              <dc:creator>Meghan Martin-Wintle</dc:creator>
              <dc:date>2018-10-16T08:44:00</dc:date>
            </office:change-info>
          </text:insertion>
        </text:changed-region>
        <text:changed-region xml:id="ct1824266193584" text:id="ct1824266193584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90896" text:id="ct1824266190896">
          <text:insertion>
            <office:change-info>
              <dc:creator>Meghan Martin-Wintle</dc:creator>
              <dc:date>2018-10-16T08:44:00</dc:date>
            </office:change-info>
          </text:insertion>
        </text:changed-region>
        <text:changed-region xml:id="ct1824266192016" text:id="ct1824266192016">
          <text:insertion>
            <office:change-info>
              <dc:creator>Meghan Martin-Wintle</dc:creator>
              <dc:date>2018-10-16T08:48:00</dc:date>
            </office:change-info>
          </text:insertion>
        </text:changed-region>
        <text:changed-region xml:id="ct1824266188880" text:id="ct1824266188880">
          <text:insertion>
            <office:change-info>
              <dc:creator>Meghan Martin-Wintle</dc:creator>
              <dc:date>2018-10-16T08:54:00</dc:date>
            </office:change-info>
          </text:insertion>
        </text:changed-region>
        <text:changed-region xml:id="ct1824266192240" text:id="ct1824266192240">
          <text:insertion>
            <office:change-info>
              <dc:creator>Meghan Martin-Wintle</dc:creator>
              <dc:date>2018-10-16T08:54:00</dc:date>
            </office:change-info>
          </text:insertion>
        </text:changed-region>
        <text:changed-region xml:id="ct1824266190448" text:id="ct1824266190448">
          <text:insertion>
            <office:change-info>
              <dc:creator>Meghan Martin-Wintle</dc:creator>
              <dc:date>2018-10-16T08:48:00</dc:date>
            </office:change-info>
          </text:insertion>
        </text:changed-region>
        <text:changed-region xml:id="ct1824266186864" text:id="ct1824266186864">
          <text:insertion>
            <office:change-info>
              <dc:creator>Meghan Martin-Wintle</dc:creator>
              <dc:date>2018-10-16T08:48:00</dc:date>
            </office:change-info>
          </text:insertion>
        </text:changed-region>
        <text:changed-region xml:id="ct1824266192688" text:id="ct1824266192688">
          <text:insertion>
            <office:change-info>
              <dc:creator>Meghan Martin-Wintle</dc:creator>
              <dc:date>2018-10-16T08:50:00</dc:date>
            </office:change-info>
          </text:insertion>
        </text:changed-region>
        <text:changed-region xml:id="ct1824266194256" text:id="ct1824266194256">
          <text:insertion>
            <office:change-info>
              <dc:creator>Meghan Martin-Wintle</dc:creator>
              <dc:date>2018-10-16T08:50:00</dc:date>
            </office:change-info>
          </text:insertion>
        </text:changed-region>
        <text:changed-region xml:id="ct1824266191120" text:id="ct1824266191120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86416" text:id="ct1824266186416">
          <text:insertion>
            <office:change-info>
              <dc:creator>Meghan Martin-Wintle</dc:creator>
              <dc:date>2018-10-16T08:44:00</dc:date>
            </office:change-info>
          </text:insertion>
        </text:changed-region>
        <text:changed-region xml:id="ct1824266189104" text:id="ct1824266189104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41392" text:id="ct1824266141392">
          <text:insertion>
            <office:change-info>
              <dc:creator>Meghan Martin-Wintle</dc:creator>
              <dc:date>2018-10-16T08:45:00</dc:date>
            </office:change-info>
          </text:insertion>
        </text:changed-region>
        <text:changed-region xml:id="ct1824266131088" text:id="ct1824266131088">
          <text:insertion>
            <office:change-info>
              <dc:creator>Meghan Martin-Wintle</dc:creator>
              <dc:date>2018-10-16T08:44:00</dc:date>
            </office:change-info>
          </text:insertion>
        </text:changed-region>
        <text:changed-region xml:id="ct1824266132208" text:id="ct1824266132208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34896" text:id="ct1824266134896">
          <text:insertion>
            <office:change-info>
              <dc:creator>Meghan Martin-Wintle</dc:creator>
              <dc:date>2018-10-16T08:45:00</dc:date>
            </office:change-info>
          </text:insertion>
        </text:changed-region>
        <text:changed-region xml:id="ct1824266140720" text:id="ct1824266140720">
          <text:insertion>
            <office:change-info>
              <dc:creator>Meghan Martin-Wintle</dc:creator>
              <dc:date>2018-10-16T08:47:00</dc:date>
            </office:change-info>
          </text:insertion>
        </text:changed-region>
        <text:changed-region xml:id="ct1824266140944" text:id="ct1824266140944">
          <text:insertion>
            <office:change-info>
              <dc:creator>Meghan Martin-Wintle</dc:creator>
              <dc:date>2018-10-16T08:45:00</dc:date>
            </office:change-info>
          </text:insertion>
        </text:changed-region>
        <text:changed-region xml:id="ct1824266138480" text:id="ct1824266138480">
          <text:insertion>
            <office:change-info>
              <dc:creator>Meghan Martin-Wintle</dc:creator>
              <dc:date>2018-10-16T08:46:00</dc:date>
            </office:change-info>
          </text:insertion>
        </text:changed-region>
        <text:changed-region xml:id="ct1824266140496" text:id="ct1824266140496">
          <text:insertion>
            <office:change-info>
              <dc:creator>Meghan Martin-Wintle</dc:creator>
              <dc:date>2018-10-16T08:47:00</dc:date>
            </office:change-info>
          </text:insertion>
        </text:changed-region>
        <text:changed-region xml:id="ct1824266129520" text:id="ct1824266129520">
          <text:insertion>
            <office:change-info>
              <dc:creator>Meghan Martin-Wintle</dc:creator>
              <dc:date>2018-10-16T08:46:00</dc:date>
            </office:change-info>
          </text:insertion>
        </text:changed-region>
        <text:changed-region xml:id="ct1824266132432" text:id="ct1824266132432">
          <text:insertion>
            <office:change-info>
              <dc:creator>Meghan Martin-Wintle</dc:creator>
              <dc:date>2018-10-16T08:47:00</dc:date>
            </office:change-info>
          </text:insertion>
        </text:changed-region>
        <text:changed-region xml:id="ct1824266130416" text:id="ct1824266130416">
          <text:insertion>
            <office:change-info>
              <dc:creator>Meghan Martin-Wintle</dc:creator>
              <dc:date>2018-10-16T08:45:00</dc:date>
            </office:change-info>
          </text:insertion>
        </text:changed-region>
        <text:changed-region xml:id="ct1824266135344" text:id="ct1824266135344">
          <text:insertion>
            <office:change-info>
              <dc:creator>Meghan Martin-Wintle</dc:creator>
              <dc:date>2018-10-16T08:47:00</dc:date>
            </office:change-info>
          </text:insertion>
        </text:changed-region>
        <text:changed-region xml:id="ct1824266132656" text:id="ct1824266132656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32880" text:id="ct1824266132880">
          <text:insertion>
            <office:change-info>
              <dc:creator>Meghan Martin-Wintle</dc:creator>
              <dc:date>2018-10-16T08:52:00</dc:date>
            </office:change-info>
          </text:insertion>
        </text:changed-region>
        <text:changed-region xml:id="ct1824266136688" text:id="ct1824266136688">
          <text:insertion>
            <office:change-info>
              <dc:creator>Meghan Martin-Wintle</dc:creator>
              <dc:date>2018-10-16T08:48:00</dc:date>
            </office:change-info>
          </text:insertion>
        </text:changed-region>
        <text:changed-region xml:id="ct1824266140048" text:id="ct1824266140048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40272" text:id="ct1824266140272">
          <text:insertion>
            <office:change-info>
              <dc:creator>Meghan Martin-Wintle</dc:creator>
              <dc:date>2018-10-16T08:51:00</dc:date>
            </office:change-info>
          </text:insertion>
        </text:changed-region>
        <text:changed-region xml:id="ct1824266137136" text:id="ct1824266137136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39376" text:id="ct1824266139376">
          <text:insertion>
            <office:change-info>
              <dc:creator>Meghan Martin-Wintle</dc:creator>
              <dc:date>2018-10-16T08:52:00</dc:date>
            </office:change-info>
          </text:insertion>
        </text:changed-region>
        <text:changed-region xml:id="ct1824266141840" text:id="ct1824266141840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30192" text:id="ct1824266130192">
          <text:insertion>
            <office:change-info>
              <dc:creator>Meghan Martin-Wintle</dc:creator>
              <dc:date>2018-10-16T08:52:00</dc:date>
            </office:change-info>
          </text:insertion>
        </text:changed-region>
        <text:changed-region xml:id="ct1824266133552" text:id="ct1824266133552">
          <text:insertion>
            <office:change-info>
              <dc:creator>Meghan Martin-Wintle</dc:creator>
              <dc:date>2018-10-16T09:10:00</dc:date>
            </office:change-info>
          </text:insertion>
        </text:changed-region>
        <text:changed-region xml:id="ct1824266133104" text:id="ct1824266133104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31312" text:id="ct1824266131312">
          <text:insertion>
            <office:change-info>
              <dc:creator>Meghan Martin-Wintle</dc:creator>
              <dc:date>2018-10-16T08:52:00</dc:date>
            </office:change-info>
          </text:insertion>
        </text:changed-region>
        <text:changed-region xml:id="ct1824266135120" text:id="ct1824266135120">
          <text:insertion>
            <office:change-info>
              <dc:creator>Meghan Martin-Wintle</dc:creator>
              <dc:date>2018-10-16T08:43:00</dc:date>
            </office:change-info>
          </text:insertion>
        </text:changed-region>
        <text:changed-region xml:id="ct1824266137360" text:id="ct1824266137360">
          <text:insertion>
            <office:change-info>
              <dc:creator>Meghan Martin-Wintle</dc:creator>
              <dc:date>2018-10-16T08:52:00</dc:date>
            </office:change-info>
          </text:insertion>
        </text:changed-region>
        <text:changed-region xml:id="ct1824266133328" text:id="ct1824266133328">
          <text:insertion>
            <office:change-info>
              <dc:creator>Meghan Martin-Wintle</dc:creator>
              <dc:date>2018-10-16T08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DX Wildlife – Basic Requirements</text:p>
      <text:list xml:id="list140530645192411" text:continue-numbering="true" text:style-name="WWNum1">
        <text:list-item>
          <text:p text:style-name="P1"><text:span text:style-name="T1">Inputs</text:span></text:p>
          <text:list>
            <text:list-item>
              <text:p text:style-name="P1"><text:span text:style-name="T2">Use cases</text:span> for which data will be collected. <text:s/>Below are a few of the use cases that were discussed with Meghan during an initial scoping call.</text:p>
              <text:list>
                <text:list-item>
                  <text:p text:style-name="P1">Lab Test Data Collection </text:p>
                </text:list-item>
                <text:list-item>
                  <text:p text:style-name="P1">Cage Changes</text:p>
                </text:list-item>
                <text:list-item>
                  <text:p text:style-name="P1">Breeding Events</text:p>
                </text:list-item>
                <text:list-item>
                  <text:p text:style-name="P1">Behavioral Data</text:p>
                </text:list-item>
              </text:list>
            </text:list-item>
            <text:list-item>
              <text:p text:style-name="P1"><text:span text:style-name="T2">Specific data</text:span> that should be collected for each use case, including required (yes/no)</text:p>
              <text:list>
                <text:list-item>
                  <text:p text:style-name="P1"><office:annotation office:name="__Annotation__1640_1988705474"><dc:creator>Meghan Martin-Wintle</dc:creator><dc:date>2018-10-16T08:43:00</dc:date><loext:sender-initials>MM-W</loext:sender-initials><text:p>Know this would be hormones but would Artificial insemination go best here too?</text:p><text:p/></office:annotation><text:span text:style-name="T3">Lab Tests</text:span> – ID, Date, Time, Lab Name, Lab Value, Interpretation, etc.<office:annotation-end office:name="__Annotation__1640_1988705474"/></text:p>
                </text:list-item>
                <text:list-item>
                  <text:p text:style-name="P1"><text:span text:style-name="T3">Cage Housing </text:span>– ID, <office:annotation office:name="__Annotation__1648_1988705474"><dc:creator>Meghan Martin-Wintle</dc:creator><dc:date>2018-10-16T09:20:00</dc:date><loext:sender-initials>MM-W</loext:sender-initials><text:p>Have to be manually entered probably</text:p><text:p/></office:annotation>Date, Time<office:annotation-end office:name="__Annotation__1648_1988705474"/>, Cage <text:change text:change-id="ct1824266153488"/><text:change-start text:change-id="ct1824266155280"/>ID<text:change-end text:change-id="ct1824266155280"/>, Facility, etc.</text:p>
                </text:list-item>
                <text:list-item>
                  <text:p text:style-name="P1"><text:span text:style-name="T3">Reproductive Events</text:span> – Animal 1 ID, Animal 2 ID, Date, Time, Facility, Outcome (intromission (pregnancy), non-pregnancy, pseudopregancy/other), litter size, abandoned<text:change-start text:change-id="ct1824266147440"/></text:p>
                </text:list-item>
                <text:list-item>
                  <text:p text:style-name="P1">Year, Date, <text:change-end text:change-id="ct1824266147440"/><text:change-start text:change-id="ct1824266146096"/>Start <text:change-end text:change-id="ct1824266146096"/><text:change-start text:change-id="ct1824266148784"/>Time<text:change-end text:change-id="ct1824266148784"/><text:change-start text:change-id="ct1824266146320"/> (hh:mm:ss)<text:change-end text:change-id="ct1824266146320"/><text:change-start text:change-id="ct1824266156624"/>, Animal ID1, Animal ID2<text:change-end text:change-id="ct1824266156624"/><text:change-start text:change-id="ct1824266147664"/> (possibly none<text:change-end text:change-id="ct1824266147664"/><text:change-start text:change-id="ct1824266146992"/> or NA<text:change-end text:change-id="ct1824266146992"/><text:change-start text:change-id="ct1824266150800"/> w/ electroejaculation<text:change-end text:change-id="ct1824266150800"/><text:change-start text:change-id="ct1824266151024"/> but would be semen ID if AI<text:change-end text:change-id="ct1824266151024"/><text:change-start text:change-id="ct1824266145648"/>)<text:change-end text:change-id="ct1824266145648"/><text:change-start text:change-id="ct1824266145872"/>,<text:change-end text:change-id="ct1824266145872"/><text:change-start text:change-id="ct1824266157072"/> <text:change-end text:change-id="ct1824266157072"/><text:change-start text:change-id="ct1824266152816"/>Procedure<text:change-end text:change-id="ct1824266152816"/><text:change-start text:change-id="ct1824266146544"/> (Natural Mating, Artificial Insemination, Electroejaculat<text:change-end text:change-id="ct1824266146544"/><text:change-start text:change-id="ct1824266143632"/>ion), <text:change-end text:change-id="ct1824266143632"/><text:change-start text:change-id="ct1824266154608"/><office:annotation office:name="__Annotation__1724_1988705474"><dc:creator>Meghan Martin-Wintle</dc:creator><dc:date>2018-10-16T08:38:00</dc:date><loext:sender-initials>MM-W</loext:sender-initials><text:p>These only pop up for Natural Mating</text:p><text:p/></office:annotation>Num._people_pres<text:change-end text:change-id="ct1824266154608"/><text:change-start text:change-id="ct1824266153712"/>ent, Breeding Location (<text:change-end text:change-id="ct1824266153712"/><text:change-start text:change-id="ct1824266147888"/>Inside/outside<text:change-end text:change-id="ct1824266147888"/><text:change-start text:change-id="ct1824266154832"/>), <text:change-end text:change-id="ct1824266154832"/><text:change-start text:change-id="ct1824266148112"/>Pen_<text:change-end text:change-id="ct1824266148112"/><text:change-start text:change-id="ct1824266153936"/>ID, <text:s/>Home_pen<text:change-end text:change-id="ct1824266153936"/><text:change-start text:change-id="ct1824266144528"/>_of_M/F, <text:change-end text:change-id="ct1824266144528"/><text:change-start text:change-id="ct1824266149904"/>Video<text:change-end text:change-id="ct1824266149904"/><text:change-start text:change-id="ct1824266151248"/> Taken (Y/N), <text:change-end text:change-id="ct1824266151248"/><text:change-start text:change-id="ct1824266151472"/>Separated due to aggression (Y/N), <text:change-end text:change-id="ct1824266151472"/><text:change-start text:change-id="ct1824266155728"/>Intro<text:change-end text:change-id="ct1824266155728"/><text:change-start text:change-id="ct1824266151696"/>mission<text:change-end text:change-id="ct1824266151696"/><text:change-start text:change-id="ct1824266151920"/>_Success<text:change-end text:change-id="ct1824266151920"/><text:change-start text:change-id="ct1824266152144"/> (Y/N), <text:change-end text:change-id="ct1824266152144"/><text:change-start text:change-id="ct1824266154160"/>Intromission_Start_Time (hh:mm:ss),<text:change-end text:change-id="ct1824266154160"/><text:change-start text:change-id="ct1824266155952"/> Intromission_End_Time (hh:mm:ss)<text:change-end text:change-id="ct1824266155952"/><text:change-start text:change-id="ct1824266153040"/>, End Time<text:change-end text:change-id="ct1824266153040"/><text:change-start text:change-id="ct1824266153264"/> (hh:mm:ss)<text:change-end text:change-id="ct1824266153264"/><text:change-start text:change-id="ct1824266154384"/>, <office:annotation office:name="__Annotation__1726_1988705474"><dc:creator>Meghan Martin-Wintle</dc:creator><dc:date>2018-10-16T09:15:00</dc:date><loext:sender-initials>MM-W</loext:sender-initials><text:p>This would be either linked to studbook once birth and new ID occurred or have to be edited retroactively b/c we couldn’t answer this at the breeding event.</text:p><text:p/></office:annotation>Pregnancy (Y/N), Pseudopregnancy (Y/N), rest could be obtained from the studbook info (even the pregnancy but not Pseudopregnancy). <text:change-end text:change-id="ct1824266154384"/><text:change-start text:change-id="ct1824266156176"/><text:s/><text:change-end text:change-id="ct1824266156176"/><office:annotation-end office:name="__Annotation__1724_1988705474"/><office:annotation-end office:name="__Annotation__1726_1988705474"/></text:p>
                </text:list-item>
                <text:list-item>
                  <text:p text:style-name="P1"><text:span text:style-name="T3">Behavioral Data </text:span>– Animal ID, Date, Time, Facility, Behavior, etc., linked to Enviro Data, Observer ID, 1 hour Observation Period, sometimes multiple obs for same animal, Different Types of Observations (maternal, peeking, etc.)<text:change-start text:change-id="ct1824266150352"/></text:p>
                </text:list-item>
                <text:list-item>
                  <text:p text:style-name="P1"><text:change-end text:change-id="ct1824266150352"/><text:change-start text:change-id="ct1824266148336"/><office:annotation office:name="__Annotation__1742_1988705474"><dc:creator>Meghan Martin-Wintle</dc:creator><dc:date>2018-10-16T09:09:00</dc:date><loext:sender-initials>MM-W</loext:sender-initials><text:p>I also have a file of all my observer IDs for the interns</text:p><text:p/></office:annotation>Observer ID<text:change-end text:change-id="ct1824266148336"/><office:annotation-end office:name="__Annotation__1742_1988705474"/><text:change-start text:change-id="ct1824266156848"/>, <text:change-end text:change-id="ct1824266156848"/><text:change-start text:change-id="ct1824266143408"/>Behavioral Observation Type (Breeding, <text:change-end text:change-id="ct1824266143408"/><text:change-start text:change-id="ct1824266143856"/>Male-Male Competition, <text:change-end text:change-id="ct1824266143856"/><text:change-start text:change-id="ct1824266144080"/>Stereotype, Personality, Maternal Care),<text:change-end text:change-id="ct1824266144080"/><text:change-start text:change-id="ct1824266165584"/> <office:annotation office:name="__Annotation__1767_1988705474"><dc:creator>Meghan Martin-Wintle</dc:creator><dc:date>2018-10-16T09:08:00</dc:date><loext:sender-initials>MM-W</loext:sender-initials><text:p>These would pop up for Male-Male but a different list for Personality, Maternal Care, etc. Must be changed retroactively too since sometimes we’d start an experiment but then pandas wouldn’t move or something.</text:p><text:p/></office:annotation>Trail Type (Premate Uncategorized, Pre-move control, Female inside control, Post-move control, Pre-move experimental, Male-male competition experimental, Post-move experimental)<text:change-end text:change-id="ct1824266165584"/><text:change-start text:change-id="ct1824266169392"/> <text:change-end text:change-id="ct1824266169392"/><office:annotation-end office:name="__Annotation__1767_1988705474"/><text:change-start text:change-id="ct1824266168496"/><office:annotation office:name="__Annotation__1789_1988705474"><dc:creator>Meghan Martin-Wintle</dc:creator><dc:date>2018-10-16T09:13:00</dc:date><loext:sender-initials>MM-W</loext:sender-initials><text:p>Here’s the environmental data but this does change across the day so it seems like we’d need it in the logs</text:p><text:p/></office:annotation>Date, Weather condition <text:change-end text:change-id="ct1824266168496"/><text:change-start text:change-id="ct1824266164016"/>(<text:change-end text:change-id="ct1824266164016"/><text:change-start text:change-id="ct1824266170960"/>cloudy, partly cloudy, partly sunny, sunny, rain, snow)<text:change-end text:change-id="ct1824266170960"/><text:change-start text:change-id="ct1824266168944"/>, <text:change-end text:change-id="ct1824266168944"/><text:change-start text:change-id="ct1824266163792"/>Air Quality Code<text:change-end text:change-id="ct1824266163792"/><text:change-start text:change-id="ct1824266171856"/> (from iphone),<text:change-end text:change-id="ct1824266171856"/><text:change-start text:change-id="ct1824266161552"/>Temp Phone F°<text:change-end text:change-id="ct1824266161552"/><text:change-start text:change-id="ct1824266163344"/>,<text:change-end text:change-id="ct1824266163344"/><text:change-start text:change-id="ct1824266168720"/>Temp Thermometer C°<text:change-end text:change-id="ct1824266168720"/><text:change-start text:change-id="ct1824266168048"/>, <text:change-end text:change-id="ct1824266168048"/><text:change-start text:change-id="ct1824266159312"/>Humidity<text:change-end text:change-id="ct1824266159312"/><text:change-start text:change-id="ct1824266169840"/>, <text:change-end text:change-id="ct1824266169840"/><office:annotation-end office:name="__Annotation__1789_1988705474"/><text:change-start text:change-id="ct1824266162000"/>Start Time<text:change-end text:change-id="ct1824266162000"/><text:change-start text:change-id="ct1824266162224"/>, <text:change-end text:change-id="ct1824266162224"/><text:change-start text:change-id="ct1824266169616"/>End time<text:change-end text:change-id="ct1824266169616"/><text:change-start text:change-id="ct1824266169168"/>, Focal <text:change-end text:change-id="ct1824266169168"/><text:change-start text:change-id="ct1824266171184"/>Pen <text:change-end text:change-id="ct1824266171184"/><text:change-start text:change-id="ct1824266157968"/>ID,<text:change-end text:change-id="ct1824266157968"/><text:change-start text:change-id="ct1824266163568"/> <text:change-end text:change-id="ct1824266163568"/><text:change-start text:change-id="ct1824266171408"/>Focal<text:change-end text:change-id="ct1824266171408"/><text:change-start text:change-id="ct1824266164240"/> Animal ID,<text:change-end text:change-id="ct1824266164240"/><text:change-start text:change-id="ct1824266164464"/> Neighbor1<text:change-end text:change-id="ct1824266164464"/><text:change-start text:change-id="ct1824266170064"/> Pen ID, Animal<text:change-end text:change-id="ct1824266170064"/><text:change-start text:change-id="ct1824266162672"/> <text:change-end text:change-id="ct1824266162672"/><text:change-start text:change-id="ct1824266171632"/>ID<text:change-end text:change-id="ct1824266171632"/><text:change-start text:change-id="ct1824266157744"/>1<text:change-end text:change-id="ct1824266157744"/><text:change-start text:change-id="ct1824266170736"/>,<text:change-end text:change-id="ct1824266170736"/><text:change-start text:change-id="ct1824266158192"/> Neighbor2<text:change-end text:change-id="ct1824266158192"/><text:change-start text:change-id="ct1824266170288"/> Pen ID, Animal ID2,<text:change-end text:change-id="ct1824266170288"/><text:change-start text:change-id="ct1824266166704"/> <text:change-end text:change-id="ct1824266166704"/><text:change-start text:change-id="ct1824266170512"/>Link to iPad Animal Behavior app observation collection (the 1 hr focal animal observation), <text:change-end text:change-id="ct1824266170512"/><text:change-start text:change-id="ct1824266164688"/>Notes<text:change-end text:change-id="ct1824266164688"/><text:change-start text:change-id="ct1824266161104"/></text:p>
                  <text:list>
                    <text:list-item>
                      <text:p text:style-name="P1"><text:change-start text:change-id="ct1824266160656"/>Breeding<text:change-end text:change-id="ct1824266161104"/><text:change-end text:change-id="ct1824266160656"/><text:change-start text:change-id="ct1824266165136"/><text:change-start text:change-id="ct1824266158416"/>: Manager Survey/Keeper survey of pairs <text:change-end text:change-id="ct1824266165136"/><text:change-end text:change-id="ct1824266158416"/><text:change-start text:change-id="ct1824266167152"/><text:change-start text:change-id="ct1824266158640"/>overall<text:change-end text:change-id="ct1824266167152"/><text:change-end text:change-id="ct1824266158640"/><text:change-start text:change-id="ct1824266163120"/><text:change-start text:change-id="ct1824266165360"/> behaviors toward <text:change-end text:change-id="ct1824266163120"/><text:change-end text:change-id="ct1824266165360"/><text:change-start text:change-id="ct1824266165808"/><text:change-start text:change-id="ct1824266159088"/>eachother<text:change-end text:change-id="ct1824266165808"/><text:change-end text:change-id="ct1824266159088"/><text:change-start text:change-id="ct1824266161328"/><text:change-start text:change-id="ct1824266166032"/>. <text:change-end text:change-id="ct1824266161328"/><text:change-end text:change-id="ct1824266166032"/><text:change-start text:change-id="ct1824266166480"/><text:change-start text:change-id="ct1824266166256"/>We have this sheet in<text:change-end text:change-id="ct1824266166480"/><text:change-end text:change-id="ct1824266166256"/><text:change-start text:change-id="ct1824266158864"/><text:change-start text:change-id="ct1824266167376"/> paper form.<text:change-end text:change-id="ct1824266158864"/><text:change-end text:change-id="ct1824266167376"/><text:change-start text:change-id="ct1824266159536"/><text:change-start text:change-id="ct1824266167600"/> <text:change-end text:change-id="ct1824266159536"/><text:change-end text:change-id="ct1824266167600"/></text:p>
                    </text:list-item>
                  </text:list>
                </text:list-item>
                <text:list-item>
                  <text:p text:style-name="P1"><text:span text:style-name="T3">Environmental Data </text:span>– Temperature, Humidity – general for the base</text:p>
                </text:list-item>
                <text:list-item>
                  <text:p text:style-name="P1"><text:change-start text:change-id="ct1824266162448"/><text:span text:style-name="T3">Location Data </text:span>– Doesn’t change but has variability<text:change-end text:change-id="ct1824266162448"/><text:change text:change-id="ct1824266160208"/><text:change-start text:change-id="ct1824266159984"/><text:change-end text:change-id="ct1824266159984"/><text:change text:change-id="ct1824266160432"/><text:change-start text:change-id="ct1824266160880"/></text:p>
                </text:list-item>
                <text:list-item>
                  <text:p text:style-name="P1"><text:change-end text:change-id="ct1824266160880"/><text:change-start text:change-id="ct1824266185744"/><text:span text:style-name="T3">Picture, </text:span><text:change-end text:change-id="ct1824266185744"/><text:change-start text:change-id="ct1824266175664"/><text:span text:style-name="T3"><office:annotation office:name="__Annotation__1914_1988705474"><dc:creator>Meghan Martin-Wintle</dc:creator><dc:date>2018-10-16T09:50:00</dc:date><loext:sender-initials>MM-W</loext:sender-initials><text:p>We have a sheet that’s filled out for each</text:p><text:p/></office:annotation></text:span><text:span text:style-name="T3">S</text:span><text:bookmark text:name="_GoBack"/><text:span text:style-name="T3">q..Meters, Climbing.trees (Y/N), Grade (Y/N),</text:span><text:change-end text:change-id="ct1824266175664"/><text:change-start text:change-id="ct1824266159760"/><text:span text:style-name="T3"> Manmade</text:span><text:change-end text:change-id="ct1824266159760"/><text:change-start text:change-id="ct1824266164912"/><text:span text:style-name="T3">Structure</text:span><text:change-end text:change-id="ct1824266164912"/><text:change-start text:change-id="ct1824266175888"/><text:span text:style-name="T3">s (Y/N), <text:s/>Percentage.</text:span><text:change-end text:change-id="ct1824266175888"/><text:change-start text:change-id="ct1824266174320"/><text:span text:style-name="T3">of.Pen.Public.Interaction</text:span><text:change-end text:change-id="ct1824266174320"/><text:change-start text:change-id="ct1824266176112"/><text:span text:style-name="T3">, </text:span><text:change-end text:change-id="ct1824266176112"/><text:change-start text:change-id="ct1824266172528"/><text:span text:style-name="T3">Open.to.public</text:span><text:change-end text:change-id="ct1824266172528"/><text:change-start text:change-id="ct1824266180816"/><text:span text:style-name="T3"> (Y/N), </text:span><text:change-end text:change-id="ct1824266180816"/><text:change-start text:change-id="ct1824266185968"/><text:span text:style-name="T3">Number.of.total.possible.neighbors.within.housing.complex</text:span><text:change-end text:change-id="ct1824266185968"/><text:change-start text:change-id="ct1824266179248"/><text:span text:style-name="T3">, </text:span><text:change-end text:change-id="ct1824266179248"/><text:change-start text:change-id="ct1824266183056"/><text:span text:style-name="T3">Number.of.</text:span><text:change-end text:change-id="ct1824266183056"/><text:change-start text:change-id="ct1824266176336"/><text:span text:style-name="T3"> </text:span><text:change-end text:change-id="ct1824266176336"/><text:change-start text:change-id="ct1824266173424"/><text:soft-page-break/><text:span text:style-name="T3">direct.neighbors</text:span><text:change-end text:change-id="ct1824266173424"/><text:change-start text:change-id="ct1824266176560"/><text:span text:style-name="T3"> (0-2), </text:span><text:change-end text:change-id="ct1824266176560"/><text:change-start text:change-id="ct1824266174544"/><text:span text:style-name="T3">Possible.physical.contact.between.neighbors</text:span><text:change-end text:change-id="ct1824266174544"/><text:change-start text:change-id="ct1824266177232"/><text:span text:style-name="T3"> (</text:span><text:change-end text:change-id="ct1824266177232"/><text:change-start text:change-id="ct1824266184176"/><text:span text:style-name="T3">Y</text:span><text:change-end text:change-id="ct1824266184176"/><text:change-start text:change-id="ct1824266176784"/><text:span text:style-name="T3">/N), </text:span><text:change-end text:change-id="ct1824266176784"/><text:change-start text:change-id="ct1824266179472"/><text:span text:style-name="T3">Method.of.physical.contact</text:span><text:change-end text:change-id="ct1824266179472"/><text:change-start text:change-id="ct1824266177456"/><text:span text:style-name="T3">(</text:span><text:change-end text:change-id="ct1824266177456"/><text:change-start text:change-id="ct1824266173648"/><text:span text:style-name="T3">wire.mesh</text:span><text:change-end text:change-id="ct1824266173648"/><text:change-start text:change-id="ct1824266177680"/><text:span text:style-name="T3">/</text:span><text:change-end text:change-id="ct1824266177680"/><text:change-start text:change-id="ct1824266183280"/><text:span text:style-name="T3">cage.bars</text:span><text:change-end text:change-id="ct1824266183280"/><text:change-start text:change-id="ct1824266177904"/><text:span text:style-name="T3">/</text:span><text:change-end text:change-id="ct1824266177904"/><text:change-start text:change-id="ct1824266178352"/><text:span text:style-name="T3">combination</text:span><text:change-end text:change-id="ct1824266178352"/><text:change-start text:change-id="ct1824266178576"/><text:span text:style-name="T3">), </text:span><text:change-end text:change-id="ct1824266178576"/><text:change-start text:change-id="ct1824266178800"/><text:span text:style-name="T3">Number.of.mesh.barriers.bar.areas.allowing.for.physical.contact</text:span><text:change-end text:change-id="ct1824266178800"/><text:change-start text:change-id="ct1824266174096"/><text:span text:style-name="T3">, Sq.</text:span><text:change-end text:change-id="ct1824266174096"/><text:change-start text:change-id="ct1824266185072"/><text:span text:style-name="T3">Meters</text:span><text:change-end text:change-id="ct1824266185072"/><text:change-start text:change-id="ct1824266179024"/><text:span text:style-name="T3">.total.available.for.physical.contact</text:span><text:change-end text:change-id="ct1824266179024"/><text:change-start text:change-id="ct1824266179696"/><text:span text:style-name="T3">, </text:span><text:change-end text:change-id="ct1824266179696"/><text:change-start text:change-id="ct1824266184400"/><text:span text:style-name="T3">Percent.area.of.entire.enclosure.available.for.contact</text:span><text:change-end text:change-id="ct1824266184400"/><text:change-start text:change-id="ct1824266185520"/><text:span text:style-name="T3">, </text:span><text:change-end text:change-id="ct1824266185520"/><text:change-start text:change-id="ct1824266179920"/><text:span text:style-name="T3">Physical.communication.rating</text:span><text:change-end text:change-id="ct1824266179920"/><text:change-start text:change-id="ct1824266174992"/><text:span text:style-name="T3"> (1-10), </text:span><text:change-end text:change-id="ct1824266174992"/><text:change-start text:change-id="ct1824266180368"/><text:span text:style-name="T3">Visual.communication.possible.with.neighbors</text:span><text:change-end text:change-id="ct1824266180368"/><text:change-start text:change-id="ct1824266181040"/><text:span text:style-name="T3"> (Y/N), <text:s/></text:span><text:change-end text:change-id="ct1824266181040"/><text:change-start text:change-id="ct1824266181264"/><text:span text:style-name="T3">Visual.communication.rating</text:span><text:change-end text:change-id="ct1824266181264"/><text:change-start text:change-id="ct1824266175216"/><text:span text:style-name="T3"> (1</text:span><text:change-end text:change-id="ct1824266175216"/><text:change-start text:change-id="ct1824266181488"/><text:span text:style-name="T3">-</text:span><text:change-end text:change-id="ct1824266181488"/><text:change-start text:change-id="ct1824266181712"/><text:span text:style-name="T3">10), </text:span><text:change-end text:change-id="ct1824266181712"/><text:change-start text:change-id="ct1824266182832"/><text:span text:style-name="T3">Vocal.communication.possible.with.neighbors</text:span><text:change-end text:change-id="ct1824266182832"/><text:change-start text:change-id="ct1824266181936"/><text:span text:style-name="T3"> (Y/N),</text:span><text:change-end text:change-id="ct1824266181936"/><text:change-start text:change-id="ct1824266182160"/><text:span text:style-name="T3"> </text:span><text:change-end text:change-id="ct1824266182160"/><text:change-start text:change-id="ct1824266182384"/><text:span text:style-name="T3">Vocal.communication.rating</text:span><text:change-end text:change-id="ct1824266182384"/><text:change-start text:change-id="ct1824266182608"/><text:span text:style-name="T3"> (</text:span><text:change-end text:change-id="ct1824266182608"/><text:change-start text:change-id="ct1824266183504"/><text:span text:style-name="T3">1</text:span><text:change-end text:change-id="ct1824266183504"/><text:change-start text:change-id="ct1824266183728"/><text:span text:style-name="T3">-</text:span><text:change-end text:change-id="ct1824266183728"/><text:change-start text:change-id="ct1824266183952"/><text:span text:style-name="T3">10</text:span><text:change-end text:change-id="ct1824266183952"/><text:change-start text:change-id="ct1824266184624"/><text:span text:style-name="T3">), </text:span><text:change-end text:change-id="ct1824266184624"/><text:change-start text:change-id="ct1824266184848"/><text:span text:style-name="T3">Chemcial.communication.possible.between.neighbors.</text:span><text:change-end text:change-id="ct1824266184848"/><text:change-start text:change-id="ct1824266189776"/><text:span text:style-name="T3"> (</text:span><text:change-end text:change-id="ct1824266189776"/><text:change-start text:change-id="ct1824266187760"/><text:span text:style-name="T3">Y</text:span><text:change-end text:change-id="ct1824266187760"/><text:change-start text:change-id="ct1824266187984"/><text:span text:style-name="T3">/</text:span><text:change-end text:change-id="ct1824266187984"/><text:change-start text:change-id="ct1824266189328"/><text:span text:style-name="T3">N</text:span><text:change-end text:change-id="ct1824266189328"/><text:change-start text:change-id="ct1824266192464"/><text:span text:style-name="T3">), <text:s/></text:span><text:change-end text:change-id="ct1824266192464"/><text:change-start text:change-id="ct1824266193136"/><text:span text:style-name="T3">Chemical.communication.rating</text:span><text:change-end text:change-id="ct1824266193136"/><text:change-start text:change-id="ct1824266189552"/><text:span text:style-name="T3"> (1-10),</text:span><text:change-end text:change-id="ct1824266189552"/><text:change-start text:change-id="ct1824266188208"/><text:span text:style-name="T3"><text:tab/>Hammock</text:span><text:change-end text:change-id="ct1824266188208"/><text:change-start text:change-id="ct1824266192912"/><text:span text:style-name="T3"> (Y/N), Pen Overall Score (1-10). </text:span><text:change-end text:change-id="ct1824266192912"/><office:annotation-end office:name="__Annotation__1914_1988705474"/><text:change-start text:change-id="ct1824266191344"/></text:p>
                </text:list-item>
                <text:list-item>
                  <text:p text:style-name="P1"><text:change-end text:change-id="ct1824266191344"/><text:span text:style-name="T3">Studbook Information </text:span>– <text:change text:change-id="ct1824266193808"/><text:change-start text:change-id="ct1824266190000"/>Obtained from studbook/birth records. Won’t change but has variability<text:change-end text:change-id="ct1824266190000"/><text:change-start text:change-id="ct1824266190672"/></text:p>
                </text:list-item>
                <text:list-item>
                  <text:p text:style-name="P1"><text:change-end text:change-id="ct1824266190672"/><text:change-start text:change-id="ct1824266194032"/>Picture, <text:change-end text:change-id="ct1824266194032"/><text:change-start text:change-id="ct1824266191792"/>StudbookID, <text:change-end text:change-id="ct1824266191792"/><text:change-start text:change-id="ct1824266187536"/>CommonName, Chinese<text:change-end text:change-id="ct1824266187536"/><text:change-start text:change-id="ct1824266188432"/> Characters,<text:change-end text:change-id="ct1824266188432"/><text:change-start text:change-id="ct1824266191568"/> Sex<text:change-end text:change-id="ct1824266191568"/><text:change-start text:change-id="ct1824266193360"/> (M/F), <text:change-end text:change-id="ct1824266193360"/><text:change-start text:change-id="ct1824266187088"/>DamCommon<text:change-end text:change-id="ct1824266187088"/><text:change-start text:change-id="ct1824266188656"/>Name, <text:change-end text:change-id="ct1824266188656"/><text:change-start text:change-id="ct1824266193584"/>DamStudbookID<text:change-end text:change-id="ct1824266193584"/><text:change-start text:change-id="ct1824266190896"/>, <text:change-end text:change-id="ct1824266190896"/><text:change-start text:change-id="ct1824266192016"/>Paternity confirmed (Y/N),<text:change-end text:change-id="ct1824266192016"/><text:change-start text:change-id="ct1824266188880"/> Generation <office:annotation office:name="__Annotation__1942_1988705474"><dc:creator>Meghan Martin-Wintle</dc:creator><dc:date>2018-10-16T08:55:00</dc:date><loext:sender-initials>MM-W</loext:sender-initials><text:p>Can this automatically pull or %wild</text:p><text:p/></office:annotation>(F1/F2/F3, etc)<text:change-end text:change-id="ct1824266188880"/><office:annotation-end office:name="__Annotation__1942_1988705474"/><text:change-start text:change-id="ct1824266192240"/>, <text:change-end text:change-id="ct1824266192240"/><text:change-start text:change-id="ct1824266190448"/><text:s/><office:annotation office:name="__Annotation__1952_1988705474"><dc:creator>Meghan Martin-Wintle</dc:creator><dc:date>2018-10-16T08:49:00</dc:date><loext:sender-initials>MM-W</loext:sender-initials><text:p>Pops up if paternity confirmed</text:p><text:p/></office:annotation>SireCommonName, SireStudbookID<text:change-end text:change-id="ct1824266190448"/><office:annotation-end office:name="__Annotation__1952_1988705474"/><text:change-start text:change-id="ct1824266186864"/>, <text:change-end text:change-id="ct1824266186864"/><text:change-start text:change-id="ct1824266192688"/><office:annotation office:name="__Annotation__1974_1988705474"><dc:creator>Meghan Martin-Wintle</dc:creator><dc:date>2018-10-16T08:50:00</dc:date><loext:sender-initials>MM-W</loext:sender-initials><text:p>These pop up if paternity not confirmed</text:p><text:p/></office:annotation>PotentialSire 1 StudbooID, PotentialSire 2 StudbooID, PotentialSire 3 StudbooID, PotentialSire 4 StudbooID<text:change-end text:change-id="ct1824266192688"/><office:annotation-end office:name="__Annotation__1974_1988705474"/><text:change-start text:change-id="ct1824266194256"/>. <text:s/><text:change-end text:change-id="ct1824266194256"/><text:change-start text:change-id="ct1824266191120"/>Provenance<text:change-end text:change-id="ct1824266191120"/><text:change-start text:change-id="ct1824266186416"/> (Wild/Captive), <text:change-end text:change-id="ct1824266186416"/><text:change-start text:change-id="ct1824266189104"/>Capture_Date<text:change-end text:change-id="ct1824266189104"/><text:change-start text:change-id="ct1824266141392"/> (only pops up if wild)<text:change-end text:change-id="ct1824266141392"/><text:change-start text:change-id="ct1824266131088"/>, <text:change-end text:change-id="ct1824266131088"/><text:change-start text:change-id="ct1824266132208"/>Birth_Location<text:change-end text:change-id="ct1824266132208"/><text:change-start text:change-id="ct1824266134896"/> (Bifengxia<text:change-end text:change-id="ct1824266134896"/><text:change-start text:change-id="ct1824266140720"/>/Yaan<text:change-end text:change-id="ct1824266140720"/><text:change-start text:change-id="ct1824266140944"/>, Wolong, Gengda, Dujiangyan, <text:change-end text:change-id="ct1824266140944"/><text:change-start text:change-id="ct1824266138480"/>Chongqing, Beijing, San Diego Zoo, N<text:change-end text:change-id="ct1824266138480"/><text:change-start text:change-id="ct1824266140496"/>Z<text:change-end text:change-id="ct1824266140496"/><text:change-start text:change-id="ct1824266129520"/>P-Washington<text:change-end text:change-id="ct1824266129520"/><text:change-start text:change-id="ct1824266132432"/>, <text:s/>. . . any of the studbook locations<text:change-end text:change-id="ct1824266132432"/><text:change-start text:change-id="ct1824266130416"/>)<text:change-end text:change-id="ct1824266130416"/><text:change-start text:change-id="ct1824266135344"/>, <text:change-end text:change-id="ct1824266135344"/><text:change-start text:change-id="ct1824266132656"/>DOB<text:change-end text:change-id="ct1824266132656"/><text:change-start text:change-id="ct1824266132880"/>irth<text:change-end text:change-id="ct1824266132880"/><text:change-start text:change-id="ct1824266136688"/>, <text:s/><text:change-end text:change-id="ct1824266136688"/><text:change-start text:change-id="ct1824266140048"/>Mother Reared (Y/N)<text:change-end text:change-id="ct1824266140048"/><text:change-start text:change-id="ct1824266140272"/>, <text:change-end text:change-id="ct1824266140272"/><text:change-start text:change-id="ct1824266137136"/><text:tab/>Insemination Type (AI/NM)<text:change-end text:change-id="ct1824266137136"/><text:change-start text:change-id="ct1824266139376"/>, <text:change-end text:change-id="ct1824266139376"/><text:change-start text:change-id="ct1824266141840"/>DODeath<text:change-end text:change-id="ct1824266141840"/><text:change-start text:change-id="ct1824266130192"/>,<text:change-end text:change-id="ct1824266130192"/><text:change-start text:change-id="ct1824266133552"/> <office:annotation office:name="__Annotation__2015_1988705474"><dc:creator>Meghan Martin-Wintle</dc:creator><dc:date>2018-10-16T09:10:00</dc:date><loext:sender-initials>MM-W</loext:sender-initials><text:p>Notes area? Some bears have a broken vest, white on the foot, pink nose, missing limb from traps in wild, etc. that make them easier to identify)</text:p><text:p/></office:annotation>Identifying Characteristics<text:change-end text:change-id="ct1824266133552"/><office:annotation-end office:name="__Annotation__2015_1988705474"/><text:change-start text:change-id="ct1824266133104"/><text:tab/><office:annotation office:name="__Annotation__2049_1988705474"><dc:creator>Meghan Martin-Wintle</dc:creator><dc:date>2018-10-16T08:53:00</dc:date><loext:sender-initials>MM-W</loext:sender-initials><text:p>Ideally these would populate after these life events happened but with the way we envision this I also think we could pull them from the database so don’t need these field in the app?</text:p><text:p/></office:annotation>AgeDeath(years)<text:tab/> Survivorship 1 year (Y/N)<text:change-end text:change-id="ct1824266133104"/><text:change-start text:change-id="ct1824266131312"/>, <text:change-end text:change-id="ct1824266131312"/><text:change-start text:change-id="ct1824266135120"/><text:s/>Survivorship 2 years (Y/N)<text:change-end text:change-id="ct1824266135120"/><text:change-start text:change-id="ct1824266137360"/>, <text:change-end text:change-id="ct1824266137360"/><text:change-start text:change-id="ct1824266133328"/>Survivorship 3 years (Y/N)<text:tab/>Survivorship Adult (Y/N)<text:tab/>Breeding Recruitment (Y/N)<text:tab/>Date at First Breeding Recruitment <text:tab/>Estimated Breeding Date? (Y/N)<text:tab/>Age at first Breeding Recruitment<text:tab/>Natural Reproductive Success (Y/N)<text:tab/>Date at First Natural Reproductive Birth<text:tab/>Age at First Natural Reproductive Birth<text:tab/>Parity (Y/N)<text:tab/>Date at First Parity <text:tab/>Age at first Parity<text:change-end text:change-id="ct1824266133328"/><office:annotation-end office:name="__Annotation__2049_1988705474"/></text:p>
                </text:list-item>
              </text:list>
            </text:list-item>
            <text:list-item>
              <text:p text:style-name="P1"><text:span text:style-name="T2">Collection method</text:span> for each use case</text:p>
              <text:list>
                <text:list-item>
                  <text:p text:style-name="P1">Lab Tests – standardized form? <text:s/>Manual input via mobile app?</text:p>
                </text:list-item>
                <text:list-item>
                  <text:p text:style-name="P1">Cage Changes – standardized form? <text:s/>Manual input via mobile app?</text:p>
                </text:list-item>
                <text:list-item>
                  <text:p text:style-name="P1">Breeding Events – standardized form? <text:s/>Manual input via mobile app?</text:p>
                </text:list-item>
                <text:list-item>
                  <text:p text:style-name="P1">Behavioral Data – standardized form? <text:s/>Manual input via mobile app?</text:p>
                </text:list-item>
                <text:list-item>
                  <text:p text:style-name="P1">Historical Data – standardized form</text:p>
                </text:list-item>
                <text:list-item>
                  <text:p text:style-name="P1">Studbook Data Entry – standardized form</text:p>
                </text:list-item>
              </text:list>
            </text:list-item>
          </text:list>
        </text:list-item>
      </text:list>
      <text:p text:style-name="P5"/>
      <text:list xml:id="list140531172885469" text:continue-numbering="true" text:style-name="WWNum1">
        <text:list-item>
          <text:p text:style-name="P1"><text:span text:style-name="T4">Outputs</text:span></text:p>
          <text:list>
            <text:list-item>
              <text:p text:style-name="P1"><text:span text:style-name="T2">Database queries</text:span></text:p>
              <text:list>
                <text:list-item>
                  <text:p text:style-name="P1">Reports made from collected data, for downstream analysis</text:p>
                </text:list-item>
                <text:list-item>
                  <text:p text:style-name="P1">Simple graphs made from collected data <text:line-break/></text:p>
                </text:list-item>
              </text:list>
            </text:list-item>
          </text:list>
        </text:list-item>
      </text:list>
      <text:list xml:id="list835668546" text:style-name="WWNum2">
        <text:list-item>
          <text:p text:style-name="P4"><text:span text:style-name="T5">Security/Interface</text:span></text:p>
          <text:list>
            <text:list-item>
              <text:p text:style-name="P4"><text:soft-page-break/><text:span text:style-name="T2">Login/authentication</text:span></text:p>
              <text:list>
                <text:list-item>
                  <text:p text:style-name="P4">Inputs</text:p>
                </text:list-item>
                <text:list-item>
                  <text:p text:style-name="P4">Outputs</text:p>
                </text:list-item>
              </text:list>
            </text:list-item>
            <text:list-item>
              <text:p text:style-name="P4"><text:span text:style-name="T2">Secure server (Production)</text:span></text:p>
              <text:list>
                <text:list-item>
                  <text:p text:style-name="P4">PDX Wildlife will need a <text:span text:style-name="T6">secure server</text:span> set up for their Production data.</text:p>
                </text:list-item>
                <text:list-item>
                  <text:p text:style-name="P4">PDX Wildlife will need to clarify any encryption/security requirements for data stored in Production environment. <text:s/>Different vendors/agencies may have different requirements – i.e., special password or access requirements, 128-bit encryption, proprietary portals, etc.</text:p>
                </text:list-item>
                <text:list-item>
                  <text:p text:style-name="P4">Duplicate data? <text:s/>Is this often an issue? <text:s/>How is it identified?</text:p>
                </text:list-item>
                <text:list-item>
                  <text:p text:style-name="P4">How many different types of users?</text:p>
                </text:list-item>
                <text:list-item>
                  <text:p text:style-name="P4">Researchers (includes interns), staff (keepers, managers)</text:p>
                </text:list-item>
              </text:list>
            </text:list-item>
          </text:list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ochacki</meta:initial-creator>
    <dc:creator>Meghan Martin-Wintle</dc:creator>
    <meta:editing-cycles>5</meta:editing-cycles>
    <meta:creation-date>2018-09-25T20:34:00</meta:creation-date>
    <dc:date>2018-10-16T16:50:00</dc:date>
    <meta:editing-duration>PT4H18M</meta:editing-duration>
    <meta:generator>LibreOffice/6.0.3.2$Windows_X86_64 LibreOffice_project/8f48d515416608e3a835360314dac7e47fd0b821</meta:generator>
    <meta:document-statistic meta:table-count="0" meta:image-count="0" meta:object-count="0" meta:page-count="3" meta:paragraph-count="41" meta:word-count="672" meta:character-count="5416" meta:non-whitespace-character-count="47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